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Liberation Serif"/>
    </style:style>
    <style:style style:name="T1" style:family="text">
      <style:text-properties fo:color="#e8bf6a"/>
    </style:style>
    <style:style style:name="T2" style:family="text">
      <style:text-properties fo:color="#bababa"/>
    </style:style>
    <style:style style:name="T3" style:family="text">
      <style:text-properties fo:color="#a5c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string name="first_nama"&gt;First Name&lt;/string&gt;</text:p>
      <text:p text:style-name="P2">&lt;string name="last_name"&gt;Last Name&lt;/string&gt;</text:p>
      <text:p text:style-name="P2">&lt;string name="save"&gt;Save&lt;/string&gt;</text:p>
      <text:p text:style-name="P2">&lt;string name="hint_message"&gt;Enter Message&lt;/string&gt;</text:p>
      <text:p text:style-name="P2">&lt;string name="button_text"&gt;Send Data&lt;/string&gt;</text:p>
      <text:p text:style-name="P2">&lt;string name="title_activity_second"&gt;SecondActivity&lt;/string&gt;</text:p>
      <text:p text:style-name="P2">&lt;string name="to"&gt;To&lt;/string&gt;</text:p>
      <text:p text:style-name="P2">&lt;string name="subject"&gt;Subject&lt;/string&gt;</text:p>
      <text:p text:style-name="P2">&lt;string name="message"&gt;Message&lt;/string&gt;</text:p>
      <text:p text:style-name="P2">&lt;string name="send"&gt;Send&lt;/string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23:54:29.140024699</meta:creation-date>
    <dc:date>2015-06-20T01:01:26.119822337</dc:date>
    <meta:editing-duration>PT1H28M16S</meta:editing-duration>
    <meta:editing-cycles>3</meta:editing-cycles>
    <meta:generator>LibreOffice/4.4.2.2$Linux_x86 LibreOffice_project/40m0$Build-2</meta:generator>
    <meta:document-statistic meta:table-count="0" meta:image-count="0" meta:object-count="0" meta:page-count="1" meta:paragraph-count="10" meta:word-count="24" meta:character-count="416" meta:non-whitespace-character-count="402"/>
  </office:meta>
</office:document-meta>
</file>